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9528EC0C0C443E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5cm, 2.779cm, 19.573cm, 6.52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25cm" svg:height="21cm" svg:x="0.692cm" svg:y="2.191cm">
          <draw:image xlink:href="Pictures/10000000000005E8000007E0E9528EC0C0C443E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0:08.572452990</dc:date>
    <meta:editing-duration>PT3M3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